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/>
      <style:text-properties fo:language="en" fo:country="GB"/>
    </style:style>
    <style:style style:name="P2" style:parent-style-name="Standarduser" style:family="paragraph">
      <style:text-properties fo:language="en" fo:country="GB"/>
    </style:style>
    <style:style style:name="P3" style:parent-style-name="Standarduser" style:family="paragraph">
      <style:text-properties fo:language="en" fo:country="GB"/>
    </style:style>
    <style:style style:name="P4" style:parent-style-name="Standarduser" style:family="paragraph">
      <style:text-properties fo:language="en" fo:country="GB"/>
    </style:style>
    <style:style style:name="P5" style:parent-style-name="Standarduser" style:family="paragraph">
      <style:text-properties fo:language="en" fo:country="GB"/>
    </style:style>
    <style:style style:name="P6" style:parent-style-name="Standarduser" style:family="paragraph">
      <style:text-properties fo:language="en" fo:country="GB"/>
    </style:style>
    <style:style style:name="P7" style:parent-style-name="Standarduser" style:family="paragraph">
      <style:text-properties fo:language="en" fo:country="GB"/>
    </style:style>
    <style:style style:name="P8" style:parent-style-name="Standarduser" style:family="paragraph">
      <style:text-properties fo:language="en" fo:country="GB"/>
    </style:style>
    <style:style style:name="P9" style:parent-style-name="Standarduser" style:family="paragraph">
      <style:text-properties fo:language="en" fo:country="GB"/>
    </style:style>
    <style:style style:name="P10" style:parent-style-name="Standard" style:family="paragraph">
      <style:paragraph-properties fo:text-align="center"/>
      <style:text-properties style:font-name="Calibri" fo:font-weight="bold" style:font-weight-asian="bold" fo:color="#002060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1" style:parent-style-name="Standard" style:family="paragraph">
      <style:paragraph-properties fo:text-align="center"/>
      <style:text-properties style:font-name="Calibri" fo:font-weight="bold" style:font-weight-asian="bold" fo:color="#002060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2" style:parent-style-name="Standarduser" style:family="paragraph">
      <style:text-properties style:font-weight-complex="bold" fo:color="#0000FF" style:text-underline-type="single" style:text-underline-style="solid" style:text-underline-width="auto" style:text-underline-mode="continuous" fo:language="en" fo:country="GB"/>
    </style:style>
    <style:style style:name="P13" style:parent-style-name="Standarduser" style:family="paragraph">
      <style:text-properties fo:language="en" fo:country="GB"/>
    </style:style>
    <style:style style:name="T14" style:parent-style-name="Policepardéfaut" style:family="text">
      <style:text-properties style:font-name-complex="Times New Roman" fo:font-size="11pt" style:font-size-asian="11pt" style:font-size-complex="11pt" fo:language="en" fo:country="GB"/>
    </style:style>
    <style:style style:name="T15" style:parent-style-name="Policepardéfaut" style:family="text">
      <style:text-properties style:font-name-complex="Times New Roman" fo:font-size="11pt" style:font-size-asian="11pt" style:font-size-complex="11pt" fo:language="en" fo:country="GB"/>
    </style:style>
    <style:style style:name="T16" style:parent-style-name="Policepardéfaut" style:family="text">
      <style:text-properties style:font-name-complex="Times New Roman" fo:font-size="11pt" style:font-size-asian="11pt" style:font-size-complex="11pt" fo:language="en" fo:country="GB"/>
    </style:style>
    <style:style style:name="P17" style:parent-style-name="Standarduser" style:family="paragraph">
      <style:paragraph-properties fo:margin-right="-0.1819in"/>
      <style:text-properties fo:language="en" fo:country="GB"/>
    </style:style>
    <style:style style:name="P18" style:parent-style-name="Standarduser" style:family="paragraph">
      <style:paragraph-properties fo:margin-right="-0.1819in"/>
      <style:text-properties fo:language="en" fo:country="GB"/>
    </style:style>
    <style:style style:name="P19" style:parent-style-name="Standarduser" style:family="paragraph">
      <style:paragraph-properties fo:margin-left="0.9847in" fo:margin-right="-0.1819in" fo:text-indent="0.4923in">
        <style:tab-stops/>
      </style:paragraph-properties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Standarduser" style:family="paragraph">
      <style:text-properties style:font-weight-complex="bold" fo:color="#0000FF" style:text-underline-type="single" style:text-underline-style="solid" style:text-underline-width="auto" style:text-underline-mode="continuous" fo:language="en" fo:country="GB"/>
    </style:style>
    <style:style style:name="P22" style:parent-style-name="Standarduser" style:family="paragraph">
      <style:text-properties fo:language="en" fo:country="GB"/>
    </style:style>
    <style:style style:name="P23" style:parent-style-name="Standarduser" style:list-style-name="WWNum2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24" style:parent-style-name="Standarduser" style:family="paragraph">
      <style:text-properties fo:language="en" fo:country="GB"/>
    </style:style>
    <style:style style:name="P25" style:parent-style-name="Standarduser" style:family="paragraph">
      <style:text-properties fo:language="en" fo:country="GB"/>
    </style:style>
    <style:style style:name="P26" style:parent-style-name="Standarduser" style:family="paragraph">
      <style:text-properties fo:language="en" fo:country="GB"/>
    </style:style>
    <style:style style:name="P27" style:parent-style-name="Standarduser" style:family="paragraph">
      <style:text-properties fo:language="en" fo:country="GB"/>
    </style:style>
    <style:style style:name="P28" style:parent-style-name="Standarduser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29" style:parent-style-name="Standarduser" style:list-style-name="WWNum2" style:family="paragraph"/>
    <style:style style:name="T3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font-size="11pt" style:font-size-asian="11pt" fo:language="en" fo:country="GB"/>
    </style:style>
    <style:style style:name="P33" style:parent-style-name="Standarduser" style:family="paragraph">
      <style:paragraph-properties fo:margin-left="0.5in" fo:text-indent="0.4847in">
        <style:tab-stops/>
      </style:paragraph-properties>
      <style:text-properties fo:font-size="11pt" style:font-size-asian="11pt" fo:language="en" fo:country="GB"/>
    </style:style>
    <style:style style:name="P34" style:parent-style-name="Standarduser" style:family="paragraph">
      <style:paragraph-properties fo:margin-left="0.9847in" fo:text-indent="0.0048in">
        <style:tab-stops/>
      </style:paragraph-properties>
      <style:text-properties fo:language="en" fo:country="GB"/>
    </style:style>
    <style:style style:name="P35" style:parent-style-name="Standarduser" style:family="paragraph">
      <style:paragraph-properties fo:margin-left="0.9847in" fo:text-indent="0.0048in">
        <style:tab-stops/>
      </style:paragraph-properties>
      <style:text-properties fo:language="en" fo:country="GB"/>
    </style:style>
    <style:style style:name="P36" style:parent-style-name="Standarduser" style:family="paragraph">
      <style:text-properties fo:language="en" fo:country="GB"/>
    </style:style>
    <style:style style:name="P37" style:parent-style-name="Standarduser" style:list-style-name="WWNum2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38" style:parent-style-name="Standarduser" style:family="paragraph">
      <style:text-properties fo:language="en" fo:country="GB"/>
    </style:style>
    <style:style style:name="P39" style:parent-style-name="Standarduser" style:list-style-name="WWNum2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40" style:parent-style-name="Standarduser" style:family="paragraph">
      <style:text-properties fo:language="en" fo:country="GB"/>
    </style:style>
    <style:style style:name="P41" style:parent-style-name="Standarduser" style:family="paragraph">
      <style:text-properties fo:language="en" fo:country="GB"/>
    </style:style>
    <style:style style:name="P42" style:parent-style-name="Standarduser" style:list-style-name="WWNum2" style:family="paragraph">
      <style:paragraph-properties>
        <style:tab-stops>
          <style:tab-stop style:type="left" style:position="-1.5076in"/>
          <style:tab-stop style:type="left" style:position="3.5104in"/>
        </style:tab-stops>
      </style:paragraph-properties>
    </style:style>
    <style:style style:name="T4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4" style:parent-style-name="Policepardéfaut" style:family="text">
      <style:text-properties fo:language="en" fo:country="GB"/>
    </style:style>
    <style:style style:name="P45" style:parent-style-name="Standarduser" style:family="paragraph">
      <style:paragraph-properties fo:margin-left="0.9847in">
        <style:tab-stops>
          <style:tab-stop style:type="left" style:position="0.4923in"/>
          <style:tab-stop style:type="left" style:position="5.5104in"/>
        </style:tab-stops>
      </style:paragraph-properties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P47" style:parent-style-name="Standarduser" style:family="paragraph">
      <style:text-properties style:font-weight-complex="bold" fo:color="#0000FF" style:text-underline-type="single" style:text-underline-style="solid" style:text-underline-width="auto" style:text-underline-mode="continuous" fo:language="en" fo:country="GB"/>
    </style:style>
    <style:style style:name="P48" style:parent-style-name="Standarduser" style:family="paragraph">
      <style:text-properties fo:language="en" fo:country="GB"/>
    </style:style>
    <style:style style:name="P49" style:parent-style-name="Standarduser" style:family="paragraph">
      <style:paragraph-properties fo:margin-left="1.477in" fo:text-indent="-1.477in">
        <style:tab-stops/>
      </style:paragraph-properties>
    </style:style>
    <style:style style:name="T50" style:parent-style-name="Policepardéfaut" style:family="text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Policepardéfaut" style:family="text">
      <style:text-properties fo:font-size="9pt" style:font-size-asian="9pt" style:font-size-complex="9pt" fo:language="en" fo:country="GB"/>
    </style:style>
    <style:style style:name="T53" style:parent-style-name="Policepardéfaut" style:family="text">
      <style:text-properties fo:font-size="10pt" style:font-size-asian="10pt" style:font-size-complex="10pt" fo:language="en" fo:country="GB"/>
    </style:style>
    <style:style style:name="T54" style:parent-style-name="Policepardéfaut" style:family="text">
      <style:text-properties style:font-weight-complex="bold" fo:font-size="10pt" style:font-size-asian="10pt" style:font-size-complex="10pt" fo:language="en" fo:country="GB"/>
    </style:style>
    <style:style style:name="T55" style:parent-style-name="Policepardéfaut" style:family="text">
      <style:text-properties fo:font-size="10pt" style:font-size-asian="10pt" style:font-size-complex="10pt" fo:language="en" fo:country="GB"/>
    </style:style>
    <style:style style:name="T56" style:parent-style-name="Policepardéfaut" style:family="text">
      <style:text-properties fo:font-size="9pt" style:font-size-asian="9pt" style:font-size-complex="9pt" fo:language="en" fo:country="GB"/>
    </style:style>
    <style:style style:name="P57" style:parent-style-name="Standarduser" style:family="paragraph">
      <style:text-properties fo:language="en" fo:country="GB"/>
    </style:style>
    <style:style style:name="P58" style:parent-style-name="Standarduser" style:family="paragraph">
      <style:text-properties fo:language="en" fo:country="GB"/>
    </style:style>
    <style:style style:name="P59" style:parent-style-name="Standarduser" style:family="paragraph">
      <style:text-properties fo:language="en" fo:country="GB"/>
    </style:style>
    <style:style style:name="P60" style:parent-style-name="Standarduser" style:family="paragraph">
      <style:text-properties fo:language="en" fo:country="GB"/>
    </style:style>
    <style:style style:name="P61" style:parent-style-name="Standarduser" style:family="paragraph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P63" style:parent-style-name="Standarduser" style:family="paragraph">
      <style:text-properties style:font-weight-complex="bold" fo:color="#0000FF" style:text-underline-type="single" style:text-underline-style="solid" style:text-underline-width="auto" style:text-underline-mode="continuous" fo:language="en" fo:country="GB"/>
    </style:style>
    <style:style style:name="P64" style:parent-style-name="Standarduser" style:family="paragraph">
      <style:text-properties fo:font-weight="bold" style:font-weight-asian="bold" style:font-weight-complex="bold" fo:color="#0000FF" fo:language="en" fo:country="GB"/>
    </style:style>
    <style:style style:name="P65" style:parent-style-name="Standard" style:family="paragraph">
      <style:paragraph-properties style:vertical-align="auto" fo:margin-bottom="0.0833in"/>
      <style:text-properties style:font-weight-complex="bold" fo:language="en" fo:country="GB" fo:hyphenate="true"/>
    </style:style>
    <style:style style:name="P66" style:parent-style-name="Standard" style:family="paragraph">
      <style:paragraph-properties style:vertical-align="auto" fo:margin-bottom="0.0833in"/>
      <style:text-properties fo:hyphenate="true"/>
    </style:style>
    <style:style style:name="T67" style:parent-style-name="Policepardéfaut" style:family="text">
      <style:text-properties style:font-weight-complex="bold" fo:language="en" fo:country="GB"/>
    </style:style>
    <style:style style:name="T68" style:parent-style-name="Policepardéfaut" style:family="text">
      <style:text-properties style:font-weight-complex="bold" fo:language="en" fo:country="GB"/>
    </style:style>
    <style:style style:family="graphic" style:name="a0">
      <style:graphic-properties fo:wrap-option="wrap" fo:padding-top="0.00472in" fo:padding-bottom="0.00472in" fo:padding-left="0.00472in" fo:padding-right="0.00472in" draw:textarea-vertical-align="top" draw:textarea-horizontal-align="center" style:wrap="run-through" style:run-through="background" draw:fill="solid" draw:fill-color="#acc8ea" draw:opacity="100%" draw:stroke="solid" svg:stroke-width="0.01024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0472in" fo:padding-bottom="0.00472in" fo:padding-left="0.00472in" fo:padding-right="0.00472in" draw:textarea-vertical-align="top" draw:textarea-horizontal-align="center" style:wrap="run-through" style:run-through="background" draw:fill="solid" draw:fill-color="#acc8ea" draw:opacity="100%" draw:stroke="solid" svg:stroke-width="0.01024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0472in" fo:padding-bottom="0.00472in" fo:padding-left="0.00472in" fo:padding-right="0.00472in" draw:textarea-vertical-align="top" draw:textarea-horizontal-align="center" style:wrap="run-through" style:run-through="background" draw:fill="solid" draw:fill-color="#acc8ea" draw:opacity="100%" draw:stroke="solid" svg:stroke-width="0.01024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0472in" fo:padding-bottom="0.00472in" fo:padding-left="0.00472in" fo:padding-right="0.00472in" draw:textarea-vertical-align="top" draw:textarea-horizontal-align="center" style:wrap="run-through" style:run-through="background" draw:fill="solid" draw:fill-color="#acc8ea" draw:opacity="100%" draw:stroke="solid" svg:stroke-width="0.01024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Yohan PERROT</text:p>
      <text:p text:style-name="P2">1 Rue Mostaganem</text:p>
      <text:p text:style-name="P3">29200 BREST</text:p>
      <text:p text:style-name="P4"/>
      <text:p text:style-name="P5">+33 6 84 22 82 52</text:p>
      <text:p text:style-name="P6">y.perrot@outlook.fr</text:p>
      <text:p text:style-name="P7">18 years old, Driving Licence</text:p>
      <text:p text:style-name="P8">Nationality: French<text:tab/></text:p>
      <text:p text:style-name="P9"/>
      <text:p text:style-name="P10">Student in Second Year Foundation Degree<text:s/></text:p>
      <text:p text:style-name="P11">in<text:s/>Network Engineering &amp; Telecom</text:p>
      <text:p text:style-name="Standarduser"><draw:custom-shape svg:width="6.925in" svg:height="0.375in" draw:z-index="251658240" draw:id="id0" draw:style-name="a0" draw:transform="translate(-3.4625in -0.1875in) rotate(-3.14159) translate(3.38334in 0.29167in)" draw:name="AutoShape 11" text:anchor-type="paragraph"><svg:title/><svg:desc/><text:p text:style-name="Normal"/><draw:enhanced-geometry draw:type="non-primitive" svg:viewBox="0 0 18101 956" draw:enhanced-path="M ?f3 ?f2 C ?f4 ?f2 ?f1 ?f5 ?f1 ?f6 L ?f1 ?f7 C ?f1 ?f8 ?f4 ?f0 ?f3 ?f0 L ?f7 ?f0 C ?f8 ?f0 ?f0 ?f8 ?f0 ?f7 L ?f0 ?f6 C ?f0 ?f5 ?f8 ?f2 ?f7 ?f2 Z N" draw:text-areas="?f13 ?f15 ?f14 ?f16" draw:mirror-horizontal="true"><draw:equation draw:name="f0" draw:formula="0"/><draw:equation draw:name="f1" draw:formula="18101"/><draw:equation draw:name="f2" draw:formula="956"/><draw:equation draw:name="f3" draw:formula="17942"/><draw:equation draw:name="f4" draw:formula="18030"/><draw:equation draw:name="f5" draw:formula="885"/><draw:equation draw:name="f6" draw:formula="797"/><draw:equation draw:name="f7" draw:formula="159"/><draw:equation draw:name="f8" draw:formula="70"/><draw:equation draw:name="f9" draw:formula="?f2 - ?f0"/><draw:equation draw:name="f10" draw:formula="?f1 - ?f0"/><draw:equation draw:name="f11" draw:formula="?f10 / 18101"/><draw:equation draw:name="f12" draw:formula="?f9 / 956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p>
      <text:p text:style-name="P12">Education</text:p>
      <text:p text:style-name="P13"/>
      <text:p text:style-name="Standard"><text:span text:style-name="T14">2016 – 2018<text:s/></text:span><text:span text:style-name="T15"><text:tab/></text:span><text:span text:style-name="T16"><text:tab/>HND Foundation Degree in Network Engineering &amp; Telecom – Lannion, FRANCE</text:span></text:p>
      <text:p text:style-name="P17"/>
      <text:p text:style-name="P18">2016<text:tab/><text:tab/><text:tab/>Equivalent to 5 “A levels” including Maths and Physics</text:p>
      <text:p text:style-name="P19">Saint-Sébastien Hight School – Landerneau, FRANCE</text:p>
      <text:p text:style-name="Standarduser"><text:span text:style-name="T20"><draw:custom-shape svg:width="6.94653in" svg:height="0.375in" draw:z-index="251659264" draw:id="id1" draw:style-name="a1" draw:transform="translate(-3.47326in -0.1875in) rotate(-3.14159) translate(3.37323in 0.30001in)" draw:name="AutoShape 13" text:anchor-type="paragraph"><svg:title/><svg:desc/><text:p text:style-name="Normal"/><draw:enhanced-geometry draw:type="non-primitive" svg:viewBox="0 0 18101 956" draw:enhanced-path="M ?f3 ?f2 C ?f4 ?f2 ?f1 ?f5 ?f1 ?f6 L ?f1 ?f7 C ?f1 ?f8 ?f4 ?f0 ?f3 ?f0 L ?f7 ?f0 C ?f8 ?f0 ?f0 ?f8 ?f0 ?f7 L ?f0 ?f6 C ?f0 ?f5 ?f8 ?f2 ?f7 ?f2 Z N" draw:text-areas="?f13 ?f15 ?f14 ?f16"><draw:equation draw:name="f0" draw:formula="0"/><draw:equation draw:name="f1" draw:formula="18101"/><draw:equation draw:name="f2" draw:formula="956"/><draw:equation draw:name="f3" draw:formula="17942"/><draw:equation draw:name="f4" draw:formula="18030"/><draw:equation draw:name="f5" draw:formula="885"/><draw:equation draw:name="f6" draw:formula="797"/><draw:equation draw:name="f7" draw:formula="159"/><draw:equation draw:name="f8" draw:formula="70"/><draw:equation draw:name="f9" draw:formula="?f2 - ?f0"/><draw:equation draw:name="f10" draw:formula="?f1 - ?f0"/><draw:equation draw:name="f11" draw:formula="?f10 / 18101"/><draw:equation draw:name="f12" draw:formula="?f9 / 956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span></text:p>
      <text:p text:style-name="P21">Technical Skills</text:p>
      <text:p text:style-name="P22"/>
      <text:list text:style-name="WWNum2">
        <text:list-item>
          <text:p text:style-name="P23">Programming:</text:p>
        </text:list-item>
      </text:list>
      <text:p text:style-name="P24"><text:tab/><text:tab/>Designing a WEB site (HTML, CSS, PHP, Javascript), Object-oriented programming</text:p>
      <text:p text:style-name="P25"><text:tab/><text:tab/>Project: WEB Site about horse-riding</text:p>
      <text:p text:style-name="P26"><text:tab/><text:tab/><text:tab/><text:s text:c="2"/>WEB application</text:p>
      <text:p text:style-name="P27"><text:tab/><text:tab/><text:tab/><text:s text:c="2"/>Creating a game in C</text:p>
      <text:p text:style-name="P28"/>
      <text:list text:style-name="WWNum2" text:continue-numbering="true">
        <text:list-item>
          <text:p text:style-name="P29"><text:span text:style-name="T30">Networks:</text:span><text:span text:style-name="T31"><text:s/></text:span><text:span text:style-name="T32">Telephony, Wi-Fi</text:span></text:p>
        </text:list-item>
      </text:list>
      <text:p text:style-name="P33">Conceiving, repairing and<text:s/>securing a computer networks</text:p>
      <text:p text:style-name="P34">Project: analysing a customer’s request and suggest a solution.</text:p>
      <text:p text:style-name="P35"/>
      <text:p text:style-name="P36"><text:tab/><text:tab/>Technical environment: Cisco, HP, Aastra, Alcatel</text:p>
      <text:list text:style-name="WWNum2" text:continue-numbering="true">
        <text:list-item>
          <text:p text:style-name="P37">System:</text:p>
        </text:list-item>
      </text:list>
      <text:p text:style-name="P38"><text:tab/><text:tab/>Database, user’s managing</text:p>
      <text:list text:style-name="WWNum2" text:continue-numbering="true">
        <text:list-item>
          <text:p text:style-name="P39">Project management:</text:p>
        </text:list-item>
      </text:list>
      <text:p text:style-name="P40"><text:tab/><text:tab/>Planning(Gantt), risk managing, reporting …</text:p>
      <text:p text:style-name="P41"/>
      <text:list text:style-name="WWNum2" text:continue-numbering="true">
        <text:list-item>
          <text:p text:style-name="P42"><text:span text:style-name="T43">English:</text:span><text:span text:style-name="T44"><text:s/>level B1+,</text:span></text:p>
        </text:list-item>
      </text:list>
      <text:p text:style-name="P45">Project: Creating a short film (script redaction, story-board redaction, production and acting)</text:p>
      <text:p text:style-name="Standarduser"><text:span text:style-name="T46"><draw:custom-shape svg:width="6.95764in" svg:height="0.375in" draw:z-index="2" draw:id="id2" draw:style-name="a2" draw:transform="translate(-3.47882in -0.1875in) rotate(-3.14159) translate(3.32674in 0.28264in)" draw:name="AutoShape 17" text:anchor-type="paragraph"><svg:title/><svg:desc/><text:p text:style-name="Normal"/><draw:enhanced-geometry draw:type="non-primitive" svg:viewBox="0 0 17784 956" draw:enhanced-path="M ?f3 ?f2 C ?f4 ?f2 ?f1 ?f5 ?f1 ?f6 L ?f1 ?f7 C ?f1 ?f8 ?f4 ?f0 ?f3 ?f0 L ?f7 ?f0 C ?f8 ?f0 ?f0 ?f8 ?f0 ?f7 L ?f0 ?f6 C ?f0 ?f5 ?f8 ?f2 ?f7 ?f2 Z N" draw:text-areas="?f13 ?f15 ?f14 ?f16"><draw:equation draw:name="f0" draw:formula="0"/><draw:equation draw:name="f1" draw:formula="17784"/><draw:equation draw:name="f2" draw:formula="956"/><draw:equation draw:name="f3" draw:formula="17625"/><draw:equation draw:name="f4" draw:formula="17713"/><draw:equation draw:name="f5" draw:formula="885"/><draw:equation draw:name="f6" draw:formula="797"/><draw:equation draw:name="f7" draw:formula="159"/><draw:equation draw:name="f8" draw:formula="70"/><draw:equation draw:name="f9" draw:formula="?f2 - ?f0"/><draw:equation draw:name="f10" draw:formula="?f1 - ?f0"/><draw:equation draw:name="f11" draw:formula="?f10 / 17784"/><draw:equation draw:name="f12" draw:formula="?f9 / 956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span></text:p>
      <text:p text:style-name="P47">Experiences</text:p>
      <text:p text:style-name="P48"/>
      <text:p text:style-name="P49"><text:span text:style-name="T50">April 2015</text:span><text:span text:style-name="T51"><text:tab/>DIRISI<text:s/></text:span><text:span text:style-name="T52">(</text:span><text:span text:style-name="T53">D</text:span><text:span text:style-name="T54">epartment of Infrastructure Networks and Informatio</text:span><text:span text:style-name="T55">n Systems</text:span><text:span text:style-name="T56">)</text:span></text:p>
      <text:p text:style-name="P57">4 days<text:tab/><text:tab/><text:tab/>(BREST, FRANCE) </text:p>
      <text:p text:style-name="P58"><text:tab/><text:tab/><text:tab/>observation<text:s/>’s internship</text:p>
      <text:p text:style-name="P59"/>
      <text:p text:style-name="P60">February 2013<text:tab/><text:tab/><text:s/>IT service - SDMO (BREST, FRANCE) </text:p>
      <text:p text:style-name="P61">1 week<text:tab/><text:tab/><text:tab/>observation ’s internship</text:p>
      <text:p text:style-name="Standarduser"><text:span text:style-name="T62"><draw:custom-shape svg:width="6.95764in" svg:height="0.375in" draw:z-index="3" draw:id="id3" draw:style-name="a3" draw:transform="translate(-3.47882in -0.1875in) rotate(-3.14159) translate(3.33716in 0.30764in)" draw:name="AutoShape 14" text:anchor-type="paragraph"><svg:title/><svg:desc/><text:p text:style-name="Normal"/><draw:enhanced-geometry draw:type="non-primitive" svg:viewBox="0 0 18101 956" draw:enhanced-path="M ?f3 ?f2 C ?f4 ?f2 ?f1 ?f5 ?f1 ?f6 L ?f1 ?f7 C ?f1 ?f8 ?f4 ?f0 ?f3 ?f0 L ?f7 ?f0 C ?f8 ?f0 ?f0 ?f8 ?f0 ?f7 L ?f0 ?f6 C ?f0 ?f5 ?f8 ?f2 ?f7 ?f2 Z N" draw:text-areas="?f13 ?f15 ?f14 ?f16"><draw:equation draw:name="f0" draw:formula="0"/><draw:equation draw:name="f1" draw:formula="18101"/><draw:equation draw:name="f2" draw:formula="956"/><draw:equation draw:name="f3" draw:formula="17942"/><draw:equation draw:name="f4" draw:formula="18030"/><draw:equation draw:name="f5" draw:formula="885"/><draw:equation draw:name="f6" draw:formula="797"/><draw:equation draw:name="f7" draw:formula="159"/><draw:equation draw:name="f8" draw:formula="70"/><draw:equation draw:name="f9" draw:formula="?f2 - ?f0"/><draw:equation draw:name="f10" draw:formula="?f1 - ?f0"/><draw:equation draw:name="f11" draw:formula="?f10 / 18101"/><draw:equation draw:name="f12" draw:formula="?f9 / 956"/><draw:equation draw:name="f13" draw:formula="?f0 / ?f11"/><draw:equation draw:name="f14" draw:formula="?f1 / ?f11"/><draw:equation draw:name="f15" draw:formula="?f0 / ?f12"/><draw:equation draw:name="f16" draw:formula="?f2 / ?f12"/></draw:enhanced-geometry></draw:custom-shape></text:span></text:p>
      <text:p text:style-name="P63">Hobby</text:p>
      <text:p text:style-name="P64"/>
      <text:p text:style-name="P65">I have been practicing since I was ten, therefore I am calm and determined.</text:p>
      <text:p text:style-name="P66"><text:span text:style-name="T67">I have practiced Archery for 3 years. It taught me to be patient a</text:span><text:span text:style-name="T68">nd focused on a go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Standard">
      <style:paragraph-properties fo:widows="0" fo:orphans="0"/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fo:widows="0" fo:orphans="0" text:number-lines="false"/>
      <style:text-properties fo:hyphenate="false"/>
    </style:style>
    <style:style style:name="Titre21" style:display-name="Titre 21" style:family="paragraph" style:parent-style-name="Titre1" style:default-outline-level="2">
      <style:text-properties style:font-name="Times New Roman" style:font-name-asian="SimSu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itre1" style:display-name="Titre1" style:family="paragraph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Légende1" style:display-name="Légende1" style:family="paragraph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Standarduser" style:display-name="Standard (user)" style:family="paragraph">
      <style:paragraph-properties fo:widows="2" fo:orphans="2"/>
      <style:text-properties fo:color="#00000A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user">
      <style:text-properties fo:hyphenate="false"/>
    </style:style>
    <style:style style:name="Textedebulles" style:display-name="Texte de bulles" style:family="paragraph" style:parent-style-name="Standard">
      <style:text-properties style:font-name="Tahoma" style:font-name-asian="Tahoma" style:font-name-complex="Tahoma" fo:font-size="8pt" style:font-size-asian="8pt" style:font-size-complex="7pt" fo:hyphenate="false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font-size="8pt" style:font-size-asian="8pt" style:font-size-complex="7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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ques-Perrot</meta:initial-creator>
    <dc:creator>Enora Perrot</dc:creator>
    <meta:creation-date>2018-01-19T22:59:00Z</meta:creation-date>
    <dc:date>2018-01-19T22:59:00Z</dc:date>
    <meta:print-date>2017-09-18T11:01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3" meta:character-count="1450" meta:row-count="10" meta:non-whitespace-character-count="1229"/>
  </office:meta>
</office:document-meta>
</file>